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5"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04e74e"/>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60fc18c" officeooo:paragraph-rsid="060fc18c"/>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paragraph-rsid="0600accb"/>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T1" style:family="text">
      <style:text-properties fo:language="en" fo:country="US" officeooo:rsid="0128a33f"/>
    </style:style>
    <style:style style:name="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1cab4" style:font-name-asian="NSimSun"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70399" style:font-name-asian="NSimSun" style:font-size-asian="12pt" style:font-style-asian="normal" style:font-weight-asian="normal" style:font-name-complex="Arial"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4"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 style:font-size-complex="12pt" style:font-style-complex="normal" style:font-weight-complex="normal"/>
    </style:style>
    <style:style style:name="T45"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 style:font-size-complex="12pt" style:font-style-complex="normal" style:font-weight-complex="normal"/>
    </style:style>
    <style:style style:name="T46"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0"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1"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4"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5"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6"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7"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58"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9"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0"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1"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2"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3"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4"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5"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6" style:family="text">
      <style:text-properties fo:font-variant="normal" fo:text-transform="none" fo:letter-spacing="normal" fo:font-style="normal" officeooo:rsid="05e548d5" style:font-name-asian="NSimSun" style:font-style-asian="normal" style:font-weight-asian="normal" style:font-name-complex="Arial" style:font-style-complex="normal" style:font-weight-complex="normal"/>
    </style:style>
    <style:style style:name="T67" style:family="text">
      <style:text-properties fo:font-variant="normal" fo:text-transform="none" fo:letter-spacing="normal" fo:font-style="normal" officeooo:rsid="05ec0c27" style:font-name-asian="NSimSun" style:font-style-asian="normal" style:font-weight-asian="normal" style:font-name-complex="Arial" style:font-style-complex="normal" style:font-weight-complex="normal"/>
    </style:style>
    <style:style style:name="T68" style:family="text">
      <style:text-properties fo:font-variant="normal" fo:text-transform="none" fo:letter-spacing="normal" fo:font-style="normal" officeooo:rsid="05ec64f3" style:font-name-asian="NSimSun" style:font-style-asian="normal" style:font-weight-asian="normal" style:font-name-complex="Arial" style:font-style-complex="normal" style:font-weight-complex="normal"/>
    </style:style>
    <style:style style:name="T69" style:family="text">
      <style:text-properties fo:color="#000000" style:font-name="Liberation Serif" fo:font-size="12pt" fo:language="en" fo:country="GB" fo:font-weight="normal" fo:background-color="#fffffe" loext:char-shading-value="0" style:font-size-asian="12pt" style:font-size-complex="12pt"/>
    </style:style>
    <style:style style:name="T70"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71"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72"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73"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74"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75"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76"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77"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78"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79"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80"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81"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82"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83" style:family="text">
      <style:text-properties fo:color="#000000" style:font-name="Liberation Serif" fo:font-size="12pt" fo:language="en" fo:country="GB" fo:background-color="#fffffe" loext:char-shading-value="0" style:font-size-asian="12pt" style:font-size-complex="12pt"/>
    </style:style>
    <style:style style:name="T84" style:family="text">
      <style:text-properties fo:color="#000000" style:font-name="Liberation Serif" fo:font-size="12pt" fo:language="en" fo:country="GB" officeooo:rsid="05cd927a" fo:background-color="#fffffe" loext:char-shading-value="0" style:font-size-asian="12pt" style:font-size-complex="12pt"/>
    </style:style>
    <style:style style:name="T85" style:family="text">
      <style:text-properties fo:color="#000000" style:font-name="Liberation Serif" fo:font-size="12pt" fo:language="en" fo:country="GB" officeooo:rsid="05d398e1" fo:background-color="#fffffe" loext:char-shading-value="0" style:font-size-asian="12pt" style:font-size-complex="12pt"/>
    </style:style>
    <style:style style:name="T86" style:family="text">
      <style:text-properties officeooo:rsid="05d2d50b"/>
    </style:style>
    <style:style style:name="T87" style:family="text">
      <style:text-properties officeooo:rsid="05d311fe"/>
    </style:style>
    <style:style style:name="T88" style:family="text">
      <style:text-properties officeooo:rsid="060a25b3"/>
    </style:style>
    <style:style style:name="T89" style:family="text">
      <style:text-properties officeooo:rsid="060fcd75"/>
    </style:style>
    <style:style style:name="T90" style:family="text">
      <style:text-properties officeooo:rsid="06118a3e"/>
    </style:style>
    <style:style style:name="T91" style:family="text">
      <style:text-properties officeooo:rsid="0614f4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5"><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18">The code related part:</text:p>
      <text:p text:style-name="P15"/>
      <text:p text:style-name="P21"><text:span text:style-name="T46">So far, i have posted only the baseline as submissions to test the submission process and to see what score i need to improve on. </text:span><text:span text:style-name="T47">I have been working on the code and looking around the web to have some ideas, and test some codes to see how it might improve the AI.</text:span></text:p>
      <text:p text:style-name="P20"><text:span text:style-name="T47">I </text:span><text:span text:style-name="T48">had some problems with installing some libraries, and had some memory problems as the program took a lot of memory.</text:span></text:p>
      <text:p text:style-name="P28"><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3"><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50"><text:span text:style-name="T21">I have tried to w</text:span><text:span text:style-name="T37">ork on</text:span><text:span text:style-name="T21"> smoke elimination, but also tried to do the speed detection</text:span><text:span text:style-name="T24">, </text:span><text:span text:style-name="T21">as I have been h</text:span><text:span text:style-name="T36">aving troubles with the</text:span><text:span text:style-name="T38"> </text:span><text:span text:style-name="T21">smoke elimination </text:span><text:span text:style-name="T36">challenge</text:span><text:span text:style-name="T21">, </text:span><text:span text:style-name="T36">and I wanted to at least manage to improve a challenge. In the end, both challenges were improved compared to the baseline submission.</text:span></text:p>
      <text:p text:style-name="P17"/>
      <text:p text:style-name="P29"><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9"><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31"><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2"><text:span text:style-name="T20">I </text:span><text:span text:style-name="T32">took the code from that site :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9">oes</text:span><text:span text:style-name="T31"> work, u</text:span><text:span text:style-name="T39">nfortunately</text:span><text:span text:style-name="T31"> the </text:span><text:soft-page-break/><text:span text:style-name="T31">training part takes a very long time, thankfully t</text:span><text:span text:style-name="T40">he program</text:span><text:span text:style-name="T31"> saves a model after 10 epochs, w</text:span><text:span text:style-name="T41">hich gave me the possibility to test the various models, and find one that would posses a better score.</text:span></text:p>
      <text:p text:style-name="P49"><text:span text:style-name="T31">Also I took a small part of the training data as it takes a lot of ram memory, and the more training data the longer the epochs is.</text:span></text:p>
      <text:p text:style-name="P46"><text:span text:style-name="T12">The first model</text:span><text:span text:style-name="T36">(20 epochs)</text:span><text:span text:style-name="T12"> doesn’t seem to improve but worsen</text:span><text:span text:style-name="T34">s</text:span><text:span text:style-name="T12"> the score, maybe indicating it may need more training data. </text:span><text:span text:style-name="T35">The second model</text:span><text:span text:style-name="T36">(30 epochs)</text:span><text:span text:style-name="T35"> gives a score close to the baseline score, </text:span><text:span text:style-name="T36">but still not improving it</text:span><text:span text:style-name="T35">, so it seems more epoch does improve the result. </text:span><text:span text:style-name="T36">Finally, the model made after 40 epochs improves a little bit the score compared to the baseline.</text:span></text:p>
      <text:p text:style-name="P48"><text:span text:style-name="T36">The result shows that the model did seem to require more training to better perform, removing the smoke in the picture, and restoring what was before the added smoke.</text:span></text:p>
      <text:p text:style-name="P47"><text:span text:style-name="T36">I </text:span><text:span text:style-name="T12">think that more</text:span></text:p>
      <text:p text:style-name="P11"/>
      <text:p text:style-name="P25"><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14">I have tried to use difference models to see if it impacts the performance of the training and might help improve the score.</text:p>
      <text:p text:style-name="P26"><text:span text:style-name="T13">The </text:span><text:span text:style-name="T57">squeezenet1_1</text:span><text:span text:style-name="T14"> </text:span><text:span text:style-name="T13">gives very bad results for the speed recognition, whereas the </text:span><text:span text:style-name="T69">resnet1</text:span><text:span text:style-name="T70">8 </text:span><text:span text:style-name="T71">improves the score a lot. </text:span></text:p>
      <text:p text:style-name="P26"><text:span text:style-name="T72">It shows how s</text:span><text:span text:style-name="T73">ome</text:span><text:span text:style-name="T72"> model</text:span><text:span text:style-name="T73">s</text:span><text:span text:style-name="T72"> can s</text:span><text:span text:style-name="T74">olve more efficiently</text:span><text:span text:style-name="T73"> some problems c</text:span><text:span text:style-name="T74">ompared to</text:span><text:span text:style-name="T73"> others </text:span><text:span text:style-name="T74">models</text:span><text:span text:style-name="T73">, whereas with another problem, the same model could do poorly</text:span><text:span text:style-name="T72">.</text:span></text:p>
      <text:p text:style-name="P41"><text:span text:style-name="T72">T</text:span><text:span text:style-name="T69">he resnet34 improves a little bit the score, but the major downside is that it’s take a lot of time to train/compute it, </text:span><text:span text:style-name="T75">due to the complexity of the model.</text:span></text:p>
      <text:p text:style-name="P42"><text:span text:style-name="T75">S</text:span><text:span text:style-name="T69">o the choice of the models depends on the improving the score while having an acceptable training time, not to long.</text:span></text:p>
      <text:p text:style-name="P33"/>
      <text:p text:style-name="P38">I look most of the time for online information, while trying some parts of code and trying to understand how it works, in order to see if I can use it to improve the program and have a better score. </text:p>
      <text:p text:style-name="P39"/>
      <text:p text:style-name="P40"><text:span text:style-name="T84">O</text:span><text:span text:style-name="T83">bservations on the participants of the A</text:span><text:span text:style-name="T85">I</text:span><text:span text:style-name="T83">crowd.</text:span></text:p>
      <text:p text:style-name="P38"/>
      <text:p text:style-name="P22"><text:span text:style-name="T44">A</text:span><text:span text:style-name="T45">t</text:span><text:span text:style-name="T44"> the </text:span><text:span text:style-name="T45">beginnings</text:span><text:span text:style-name="T44">, </text:span><text:span text:style-name="T45">there was</text:span><text:span text:style-name="T44"> not much discussion </text:span><text:span text:style-name="T45">between participants</text:span><text:span text:style-name="T44"> in the discussion tab</text:span><text:span text:style-name="T45">s of the AI Blitz challenges</text:span><text:span text:style-name="T44">. </text:span><text:span text:style-name="T45">It was mostly bug reports, like </text:span><text:span text:style-name="T44">about submission limits.</text:span></text:p>
      <text:p text:style-name="P13"/>
      <text:p text:style-name="P23"><text:soft-page-break/><text:span text:style-name="T49">So far, it seems that the participants aren’t discussing with each others, only one has giving some h</text:span><text:span text:style-name="T50">elp</text:span><text:span text:style-name="T49"> to possibly improve the score, </text:span><text:span text:style-name="T51">at this point of writing(14.05.2021)</text:span><text:span text:style-name="T49">. </text:span><text:span text:style-name="T50">The hint is to sort by index, as the resulting file isn’t sorted, and it has improved the score of the file. </text:span><text:span text:style-name="T52">The user is called V</text:span><text:span text:style-name="T53">ictorkras2008, </text:span><text:span text:style-name="T54">and here is the page: </text:span><text:a xlink:type="simple" xlink:href="https://discourse.aicrowd.com/t/you-can-improve-your-results-if/5627" text:style-name="Internet_20_link" text:visited-style-name="Visited_20_Internet_20_Link">https://discourse.aicrowd.com/t/you-can-improve-your-results-if/5627</text:a><text:span text:style-name="T54"> </text:span><text:span text:style-name="T53">. </text:span><text:span text:style-name="T55">For this challenge, </text:span><text:span text:style-name="T56">V</text:span><text:span text:style-name="T53">ictorkras2008 </text:span><text:span text:style-name="T55">has been the most active in the discussions.</text:span></text:p>
      <text:p text:style-name="P19"/>
      <text:p text:style-name="P24"><text:span text:style-name="T75">L</text:span><text:span text:style-name="T77">ooking at the leaderboard, it’s interesting to note that the p</text:span><text:span text:style-name="T82">eople</text:span><text:span text:style-name="T77"> holding the t</text:span><text:span text:style-name="T82">op</text:span><text:span text:style-name="T77"> place</text:span><text:span text:style-name="T82">s</text:span><text:span text:style-name="T77">, hold the first place on most of all the challenges in the blitz, a</text:span><text:span text:style-name="T82">nd in the case they don’t hold the first place, they remain in the top of the leaderboard</text:span><text:span text:style-name="T77">.</text:span></text:p>
      <text:p text:style-name="P24"><text:span text:style-name="T77"><text:s/></text:span><text:span text:style-name="T76">It does shows that it attracts some good AI programmers, </text:span><text:span text:style-name="T78">as t</text:span><text:span text:style-name="T42">he participants are really good at improving the score.</text:span></text:p>
      <text:p text:style-name="P24"><text:span text:style-name="T42"><text:s/></text:span><text:span text:style-name="T43">With these observations, it leads me to think that most participants are more in a competitive state than a helpful mindset, which the cause might be to win the reward. </text:span></text:p>
      <text:p text:style-name="P34"/>
      <text:p text:style-name="P35">I checked the AIcrowd discord to see if the participants used this to help each other. For this challenge, the AIBlitz room was used to complain about the baseline<text:span text:style-name="T86">(the F1 Team Classification)</text:span> giving a perfect score for the first challenge, and so far, it seems the participant doesn’t help each other for this <text:span text:style-name="T87">Blitz challenge on Discord</text:span>, although the discussions in the some of the other <text:span text:style-name="T88">chat</text:span> rooms show that the participants do chat with each others, <text:span text:style-name="T88">and help each other</text:span>.</text:p>
      <text:p text:style-name="P36"><text:span text:style-name="T66">The other challenges may be more active, and more interesting for </text:span><text:span text:style-name="T67">the others participants,</text:span><text:span text:style-name="T68"> as they may yield different rewards and challenges to work on.</text:span></text:p>
      <text:p text:style-name="P35"/>
      <text:p text:style-name="P27"><text:span text:style-name="T79">The participants of A</text:span><text:span text:style-name="T81">I</text:span><text:span text:style-name="T79">crowd can use the </text:span><text:a xlink:type="simple" xlink:href="https://discourse.aicrowd.com/" text:style-name="Internet_20_link" text:visited-style-name="Visited_20_Internet_20_Link">https://discourse.aicrowd.com/</text:a><text:span text:style-name="T79"> page or discord to chat, </text:span><text:a xlink:type="simple" xlink:href="https://discord.com/invite/5Q7Tfww3tk" text:style-name="Internet_20_link" text:visited-style-name="Visited_20_Internet_20_Link">https://discord.com/invite/5Q7Tfww3tk</text:a><text:span text:style-name="T79"> , either with the other participants or staff members. </text:span><text:span text:style-name="T80">About 1411 members on Discord.</text:span></text:p>
      <text:p text:style-name="P37"/>
      <text:p text:style-name="P30"><text:span text:style-name="T59">At this time of writing this line, (16.05.2021), there is 123 participants and 12 teams. </text:span><text:span text:style-name="T60">On th</text:span><text:span text:style-name="T61">e</text:span><text:span text:style-name="T60"> 19</text:span><text:span text:style-name="T64">th</text:span><text:span text:style-name="T60"> of may, there is 144 participants and 13 teams. </text:span><text:span text:style-name="T61">On the 20</text:span><text:span text:style-name="T65">th</text:span><text:span text:style-name="T61"> of may, </text:span><text:span text:style-name="T62">at 10:49 am</text:span><text:span text:style-name="T61">, there is 1</text:span><text:span text:style-name="T62">50</text:span><text:span text:style-name="T61"> participants and 14 teams, </text:span><text:span text:style-name="T62">and no new discussion and notebooks in the blitz page. </text:span><text:span text:style-name="T63">On the 21th of may, at 10:25 am, the number of participants is 152.</text:span></text:p>
      <text:p text:style-name="P8"/>
      <text:p text:style-name="P44"><text:span text:style-name="T62">A </text:span><text:span text:style-name="T58">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58">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3</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1T21:09:03.852000000</dc:date>
    <meta:editing-duration>P3DT3H13M23S</meta:editing-duration>
    <meta:editing-cycles>1176</meta:editing-cycles>
    <meta:generator>LibreOffice/6.3.4.2$Windows_X86_64 LibreOffice_project/60da17e045e08f1793c57c00ba83cdfce946d0aa</meta:generator>
    <meta:document-statistic meta:table-count="0" meta:image-count="0" meta:object-count="0" meta:page-count="3" meta:paragraph-count="40" meta:word-count="1114" meta:character-count="6533" meta:non-whitespace-character-count="5451"/>
  </office:meta>
</office:document-meta>
</file>